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Geneva" style:font-family-asian="Geneva" style:font-family-complex="Genev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Geneva" style:font-family-asian="Geneva" style:font-family-complex="Genev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Geneva" style:font-family-asian="Geneva" style:font-family-complex="Genev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Geneva" style:font-family-asian="Geneva" style:font-family-complex="Genev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Geneva" style:font-family-asian="Geneva" style:font-family-complex="Genev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Geneva" style:font-family-asian="Geneva" style:font-family-complex="Genev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Geneva" style:font-family-asian="Geneva" style:font-family-complex="Genev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Geneva" style:font-family-asian="Geneva" style:font-family-complex="Genev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Geneva" style:font-family-asian="Geneva" style:font-family-complex="Genev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normal" fo:font-family="Geneva" style:font-family-asian="Geneva" style:font-family-complex="Genev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Geneva" style:font-family-asian="Geneva" style:font-family-complex="Genev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6.00pt" fo:font-weight="normal" fo:font-family="Geneva" style:font-family-asian="Geneva" style:font-family-complex="Geneva" fo:background-color="transparent" fo:color="#000000"/>
    </style:style>
    <style:style style:name="T24" style:family="text">
      <style:text-properties fo:font-size="12.00pt" fo:font-weight="normal" fo:font-family="Geneva" style:font-family-asian="Geneva" style:font-family-complex="Geneva" fo:background-color="transparent" fo:color="#000000"/>
    </style:style>
    <style:style style:name="T25" style:family="text">
      <style:text-properties fo:font-size="12.00pt" fo:font-weight="normal" style:text-underline-mode="continuous" style:text-underline-type="single" style:text-underline-style="solid" style:text-underline-width="normal" fo:font-family="Geneva" style:font-family-asian="Geneva" style:font-family-complex="Geneva" fo:background-color="transparent" fo:color="#0000ff"/>
    </style:style>
    <style:style style:name="T26" style:family="text">
      <style:text-properties fo:font-size="12.00pt" fo:font-weight="normal" fo:font-family="Geneva" style:font-family-asian="Geneva" style:font-family-complex="Geneva"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Geneva" style:font-family-asian="Geneva" style:font-family-complex="Geneva"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6.00pt" fo:font-weight="normal" fo:font-family="Geneva" style:font-family-asian="Geneva" style:font-family-complex="Geneva"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Geneva" style:font-family-asian="Geneva" style:font-family-complex="Geneva" fo:background-color="transparent" fo:color="#000000"/>
    </style:style>
    <style:style style:name="T33" style:family="text">
      <style:text-properties fo:font-size="12.00pt" fo:font-weight="normal" style:text-underline-mode="continuous" style:text-underline-type="single" style:text-underline-style="solid" style:text-underline-width="normal" fo:font-family="Geneva" style:font-family-asian="Geneva" style:font-family-complex="Geneva" fo:background-color="transparent" fo:color="#0000ff"/>
    </style:style>
    <style:style style:name="T34" style:family="text">
      <style:text-properties fo:font-size="12.00pt" fo:font-weight="normal" fo:font-family="Geneva" style:font-family-asian="Geneva" style:font-family-complex="Geneva"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Geneva" style:font-family-asian="Geneva" style:font-family-complex="Geneva"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Geneva" style:font-family-asian="Geneva" style:font-family-complex="Geneva"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Geneva" style:font-family-asian="Geneva" style:font-family-complex="Geneva"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Geneva" style:font-family-asian="Geneva" style:font-family-complex="Geneva"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Geneva" style:font-family-asian="Geneva" style:font-family-complex="Geneva"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Geneva" style:font-family-asian="Geneva" style:font-family-complex="Geneva"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6.00pt" fo:font-weight="normal" fo:font-family="Geneva" style:font-family-asian="Geneva" style:font-family-complex="Geneva" fo:background-color="transparent" fo:color="#000000"/>
    </style:style>
    <style:style style:name="T49" style:family="text">
      <style:text-properties fo:font-size="12.00pt" fo:font-weight="normal" fo:font-family="Geneva" style:font-family-asian="Geneva" style:font-family-complex="Geneva"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6.00pt" fo:font-weight="normal" fo:font-family="Geneva" style:font-family-asian="Geneva" style:font-family-complex="Geneva" fo:background-color="transparent" fo:color="#000000"/>
    </style:style>
    <style:style style:name="T52" style:family="text">
      <style:text-properties fo:font-size="12.00pt" fo:font-weight="normal" fo:font-family="Geneva" style:font-family-asian="Geneva" style:font-family-complex="Geneva" fo:background-color="transparent" fo:color="#000000"/>
    </style:style>
    <style:style style:name="T53" style:family="text">
      <style:text-properties fo:font-size="12.00pt" fo:font-weight="normal" style:text-underline-mode="continuous" style:text-underline-type="single" style:text-underline-style="solid" style:text-underline-width="normal" fo:font-family="Geneva" style:font-family-asian="Geneva" style:font-family-complex="Geneva" fo:background-color="transparent" fo:color="#0000ff"/>
    </style:style>
    <style:style style:name="T54" style:family="text">
      <style:text-properties fo:font-size="12.00pt" fo:font-weight="normal" fo:font-family="Geneva" style:font-family-asian="Geneva" style:font-family-complex="Geneva"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normal" fo:font-family="Geneva" style:font-family-asian="Geneva" style:font-family-complex="Geneva" fo:background-color="transparent" fo:color="#000000"/>
    </style:style>
    <style:style style:name="T57" style:family="text">
      <style:text-properties fo:font-size="16.00pt" fo:font-weight="normal" style:text-underline-mode="continuous" style:text-underline-type="single" style:text-underline-style="solid" style:text-underline-width="normal" fo:font-family="Geneva" style:font-family-asian="Geneva" style:font-family-complex="Geneva" fo:background-color="transparent" fo:color="#000000"/>
    </style:style>
    <style:style style:name="T58" style:family="text">
      <style:text-properties fo:font-size="16.00pt" fo:font-weight="normal" style:text-underline-mode="continuous" style:text-underline-type="single" style:text-underline-style="solid" style:text-underline-width="normal" fo:font-family="Geneva" style:font-family-asian="Geneva" style:font-family-complex="Geneva"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6.00pt" fo:font-weight="normal" fo:font-family="Geneva" style:font-family-asian="Geneva" style:font-family-complex="Geneva" fo:background-color="transparent" fo:color="#000000"/>
    </style:style>
    <style:style style:name="T61" style:family="text">
      <style:text-properties fo:font-size="16.00pt" fo:font-weight="normal" style:text-underline-mode="continuous" style:text-underline-type="single" style:text-underline-style="solid" style:text-underline-width="normal" fo:font-family="Geneva" style:font-family-asian="Geneva" style:font-family-complex="Geneva" fo:background-color="transparent" fo:color="#000000"/>
    </style:style>
    <style:style style:name="T62" style:family="text">
      <style:text-properties fo:font-size="16.00pt" fo:font-weight="normal" style:text-underline-mode="continuous" style:text-underline-type="single" style:text-underline-style="solid" style:text-underline-width="normal" fo:font-family="Geneva" style:font-family-asian="Geneva" style:font-family-complex="Geneva"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FLAPPY BIRD AI</text:span></text:p>
      <text:p text:style-name="P2"><text:span text:style-name="T2"/></text:p>
      <text:p text:style-name="P2"><text:span text:style-name="T3">SUBMITTED TO: SAGAR PANDE </text:span></text:p>
      <text:p text:style-name="P2"><text:span text:style-name="T4"/></text:p>
      <text:p text:style-name="P2"><text:span text:style-name="T5">SUBMITTED BY :<text:s text:c="2"/>ABHAY KUMAR SINGH</text:span></text:p>
      <text:p text:style-name="P2"><text:span text:style-name="T5"><text:s text:c="32"/>11802196</text:span></text:p>
      <text:p text:style-name="P2"><text:span text:style-name="T5"><text:s text:c="33"/>K18GX G1 ROLL 12</text:span></text:p>
      <text:p text:style-name="P2"><text:span text:style-name="T6"/></text:p>
      <text:p text:style-name="P2"><text:span text:style-name="T7">SUBJECT: INT 404 (ARTIFICIAL INTELLIGENCE) </text:span></text:p>
      <text:p text:style-name="P2"><text:span text:style-name="T8"/></text:p>
      <text:p text:style-name="P2"><text:span text:style-name="T8"/></text:p>
      <text:p text:style-name="P2"><text:span text:style-name="T8"/></text:p>
      <text:p text:style-name="P2"><text:span text:style-name="T9"><text:tab/><text:tab/><text:tab/><text:tab/> </text:span></text:p>
      <text:p text:style-name="P2"><text:span text:style-name="T10"/></text:p>
      <text:p text:style-name="P2"><text:span text:style-name="T11">TABLE OF CONTENTS: </text:span></text:p>
      <text:p text:style-name="P2"><text:span text:style-name="T11">1. INTRODUCTION </text:span></text:p>
      <text:p text:style-name="P2"><text:span text:style-name="T12"/></text:p>
      <text:p text:style-name="P2"><text:span text:style-name="T13">2. REQUIREMENTS </text:span></text:p>
      <text:p text:style-name="P2"><text:span text:style-name="T14"/></text:p>
      <text:p text:style-name="P2"><text:span text:style-name="T15">3. IMPLEMENTATION </text:span></text:p>
      <text:p text:style-name="P2"><text:span text:style-name="T16"/></text:p>
      <text:p text:style-name="P2"><text:span text:style-name="T17">4. CONCLUSION </text:span></text:p>
      <text:p text:style-name="P2"><text:span text:style-name="T18"/></text:p>
      <text:p text:style-name="P2"><text:span text:style-name="T18"/></text:p>
      <text:p text:style-name="P2"><text:span text:style-name="T19">ABSTRACT/OVERVIEW </text:span></text:p>
      <text:p text:style-name="P2"><text:span text:style-name="T20"/></text:p>
      <text:p text:style-name="P2"><text:span text:style-name="T21">Artificial intelligence in games have come a long way.<text:s text:c="2"/></text:span></text:p>
      <text:p text:style-name="P2"><text:span text:style-name="T21">Here I tried to implement one of the oldest algorithm to train </text:span></text:p>
      <text:p text:style-name="P2"><text:span text:style-name="T21">the model which works on the basis of genetic algorithm and neural networks. </text:span></text:p>
      <text:p text:style-name="P2"><text:span text:style-name="T22"/></text:p>
      <text:p text:style-name="P2"><text:span text:style-name="T23">INTRODUCTION </text:span></text:p>
      <text:p text:style-name="P2"><text:span text:style-name="T24">go to<text:s/></text:span><text:a xlink:href="https://www.github.com/a8hay/INT-404-PROJECT"><text:span text:style-name="T25">https://www.github.com/a8hay/INT-404-PROJECT</text:span></text:a><text:span text:style-name="T26"><text:s/>for more details with animations and gifs. </text:span></text:p>
      <text:p text:style-name="P2"><text:span text:style-name="T27"/></text:p>
      <text:p text:style-name="P2"><text:span text:style-name="T28">Anyhow so the algorithm user here depends upon genetic algorithm and neural network. Initially a population of 200 birds are created who have no idea how to move. In this case only movement allowed is whether to jump or not. Initially bird tries some of them passes through the gap between the pipes and most of them dies, similarly the remaining bird move forward and eventually everyone of them dies but one that bird is fittest of all which means the configuration of weights and biases of its neural network is best so far perhaps not perfect<text:s text:c="2"/>but nonetheless better than the rest of its population, so we take that bird and create a brand new population of new 200 birds note the value of 200 is nothing special it’s the population size I decided it can be varied by going inside the code now every bird will have the configuration same as the fittest bird with slight variation called mutation rate which in this case is very low around 1 percent because we don’t want the bird to be exact copy of the fittest ibird. This process is repeated many time and eventually we will get a bird which neural network will be good enough to complete the game.</text:span></text:p>
      <text:p text:style-name="P2"><text:span text:style-name="T29"/></text:p>
      <text:p text:style-name="P2"><text:span text:style-name="T30">IMPLEMENTATION</text:span></text:p>
      <text:p text:style-name="P2"><text:span text:style-name="T31"/></text:p>
      <text:p text:style-name="P2"><text:span text:style-name="T32">visit<text:s/></text:span><text:a xlink:href="https://www.github.com/a8hay/INT-404-PROJECT"><text:span text:style-name="T33">https://www.github.com/a8hay/INT-404-PROJECT</text:span></text:a><text:span text:style-name="T34"><text:s/>for code and complete instrucion<text:s text:c="3"/>of implementation. </text:span></text:p>
      <text:p text:style-name="P2"><text:span text:style-name="T35"/></text:p>
      <text:p text:style-name="P2"><text:span text:style-name="T36">To implement the flappy bird ai first thing required is the game flappy bird game itself which was fairly easy game to implement considering the only thing bird can do is either jump or not jump. I used processing p5.js to implement the game so that one can simply play it inside the brower.</text:span></text:p>
      <text:p text:style-name="P2"><text:span text:style-name="T37"/></text:p>
      <text:p text:style-name="P2"><text:span text:style-name="T38">Next thing we need is a neural network so rather than using libraries like tensoflow.js or ml5.js I created my own nerual network which works perfectly fine for this game.</text:span></text:p>
      <text:p text:style-name="P2"><text:span text:style-name="T38">So basically the neural network used here is feed forward neural network with 4 input nodes 2 hidden nodes and one output nodes.</text:span></text:p>
      <text:p text:style-name="P2"><text:span text:style-name="T38"><text:s/></text:span></text:p>
      <text:p text:style-name="P2"><text:span text:style-name="T38">The input nodes are:</text:span></text:p>
      <text:p text:style-name="P2"><text:span text:style-name="T38">1. velocity of bird whether it’s going up or down</text:span></text:p>
      <text:p text:style-name="P2"><text:span text:style-name="T38">2. distance from the top pipe</text:span></text:p>
      <text:p text:style-name="P2"><text:span text:style-name="T38">3. distance form the bottom pipe</text:span></text:p>
      <text:p text:style-name="P2"><text:span text:style-name="T38">4. it’s y distance</text:span></text:p>
      <text:p text:style-name="P2"><text:span text:style-name="T39"/></text:p>
      <text:p text:style-name="P2"><text:span text:style-name="T40">the choice of 2 hidden nodes is arbitary even with no input nodes this game works just fine.</text:span></text:p>
      <text:p text:style-name="P2"><text:span text:style-name="T41"/></text:p>
      <text:p text:style-name="P2"><text:span text:style-name="T42">Since there is only one output it is an classification problem if output is greater than 0.5 birds jump else it does not.</text:span></text:p>
      <text:p text:style-name="P2"><text:span text:style-name="T43"/></text:p>
      <text:p text:style-name="P2"><text:span text:style-name="T44">So this is how neural network is configured now as far as the genetic algorithm goes we take the fittest bird and recreate it’s neural network and modify it a little bit and then create new birds with this new modified neural network.</text:span></text:p>
      <text:p text:style-name="P2"><text:span text:style-name="T45"/></text:p>
      <text:p text:style-name="P2"><text:span text:style-name="T46">To understand clearly what’s really going on please visit the github page there are pictures and videos and snpshots to explain what’s going on at each stage.</text:span></text:p>
      <text:p text:style-name="P2"><text:span text:style-name="T47"/></text:p>
      <text:p text:style-name="P2"><text:span text:style-name="T48">CONCLUSION</text:span></text:p>
      <text:p text:style-name="P2"><text:span text:style-name="T49">This is not the only way to achieve this problem there are other techniques like reinforcement learning , and Q learning which can be used here but overall it’s an good algorithm nonetheless it’s shows how nature evolves it’s subjects .</text:span></text:p>
      <text:p text:style-name="P2"><text:span text:style-name="T50"/></text:p>
      <text:p text:style-name="P2"><text:span text:style-name="T51">REQUIREMENTS</text:span></text:p>
      <text:p text:style-name="P2"><text:span text:style-name="T52">The whole project is made using javascript so you don’t need anything to run the program well maybe not anything you still need a browser but nothing else simply go to<text:s/></text:span><text:a xlink:href="https://a8hay.github.io/INT-404-PROJECT"><text:span text:style-name="T53">https://a8hay.github.io/INT-404-PROJECT</text:span></text:a><text:span text:style-name="T54"><text:s/>to understand how to use it visit the corresponding github repo you will get it.</text:span></text:p>
      <text:p text:style-name="P2"><text:span text:style-name="T55"/></text:p>
      <text:p text:style-name="P2"><text:span text:style-name="T55"/></text:p>
      <text:p text:style-name="P2"><text:span text:style-name="T56">REFERENCES</text:span></text:p>
      <text:p text:style-name="P2"><text:span text:style-name="T56">processing<text:s/></text:span><text:a xlink:href="http://www.processing.org/"><text:span text:style-name="T58">www.processing.org</text:span></text:a><text:span text:style-name="T59"/></text:p>
      <text:p text:style-name="P2"><text:span text:style-name="T60">p5.js<text:s/></text:span><text:a xlink:href="http://www.p5js.org/"><text:span text:style-name="T62">www.p5js.org</text:span></text:a><text:span text:style-name="T63"/></text:p>
      <text:p text:style-name="P2"><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